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453" officeooo:paragraph-rsid="000e6453"/>
    </style:style>
    <style:style style:name="P2" style:family="paragraph" style:parent-style-name="Standard">
      <style:text-properties officeooo:rsid="000e6453" officeooo:paragraph-rsid="00107f81"/>
    </style:style>
    <style:style style:name="T1" style:family="text">
      <style:text-properties officeooo:rsid="00107f8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ry Saliba</text:p>
      <text:p text:style-name="P1">CSCI 347 Assignment 6</text:p>
      <text:p text:style-name="P1">June 9 2020</text:p>
      <text:p text:style-name="P1"/>
      <text:p text:style-name="P1"><text:tab/>My implementation of posix thread matrix multiply changes the ordinal source of matrix multiplication by having MatMul() and MatSquare() create posix threads. <text:s/>Then each thread is assigned a starting point and an end point in the solution matrix C by being passed a partialmatmul struct containing the information. <text:s/>From this it loops from the start to end indices in function partialMatMul(). <text:s/>My implementation also removed a for loop by directly accessing the data in row major order. <text:s/>This change allowed for less operations but a possible slowdown for cache-misses. <text:s/>In the MatSquare() function calls are similar but before every call to partialMatMul() all the threads must pass a barrier wait point. <text:s/>This prevents the race condition of multiple threads not waiting for the previous calculation to end.</text:p>
      <text:p text:style-name="P1"/>
      <text:p text:style-name="P1"/>
      <text:p text:style-name="P2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">I connected to the lab computer CF164-08 and ran all my code after checking htop and making sure there were no other processes running on the machine.</text:span></text:p>
      <text:p text:style-name="P2"/>
      <text:p text:style-name="P2"><text:span text:style-name="T1"><text:tab/>I was surprised at the lack of speed up after 4 threads. <text:s/>What is the point of 8 threads if the CPU's don't properly hyper thread? <text:s/>Is a matrix multiplication not a very good example of hyperthreading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1:03:31.074747197</meta:creation-date>
    <dc:date>2020-06-09T21:32:25.583541073</dc:date>
    <meta:editing-duration>PT8M34S</meta:editing-duration>
    <meta:editing-cycles>1</meta:editing-cycles>
    <meta:document-statistic meta:table-count="0" meta:image-count="0" meta:object-count="1" meta:page-count="1" meta:paragraph-count="6" meta:word-count="200" meta:character-count="1207" meta:non-whitespace-character-count="100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126cm" svg:y="3.951cm" style:legend-expansion="high" chart:style-name="ch2"/>
        <chart:plot-area chart:style-name="ch3" chart:data-source-has-labels="both" svg:x="0.319cm" svg:y="0.179cm" svg:width="12.488cm" svg:height="8.641cm">
          <chartooo:coordinate-region svg:x="1.126cm" svg:y="0.179cm" svg:width="11.681cm" svg:height="6.39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style-name="ch8"/>
            <chart:data-point chart:repeated="15"/>
          </chart:series>
          <chart:series chart:style-name="ch9" chart:values-cell-range-address="local-table.$C$2:.$C$17" chart:label-cell-address="local-table.$C$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</table:table-cell>
              <table:table-cell office:value-type="string">
                <text:p>Elapsed Time</text:p>
              </table:table-cell>
            </table:table-row>
          </table:table-header-rows>
          <table:table-rows>
            <table:table-row>
              <table:table-cell office:value-type="string">
                <text:p>mm.c</text:p>
              </table:table-cell>
              <table:table-cell office:value-type="float" office:value="39.324892">
                <text:p>39.3248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t-mm.c -n 2</text:p>
              </table:table-cell>
              <table:table-cell office:value-type="float" office:value="69.113768">
                <text:p>69.1137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t-mm.c -n 3</text:p>
              </table:table-cell>
              <table:table-cell office:value-type="float" office:value="69.190118">
                <text:p>69.190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t-mm.c -n 4</text:p>
              </table:table-cell>
              <table:table-cell office:value-type="float" office:value="69.383273">
                <text:p>69.383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t-mm.c -n 5</text:p>
              </table:table-cell>
              <table:table-cell office:value-type="float" office:value="82.184175">
                <text:p>82.1841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t-mm.c -n 6</text:p>
              </table:table-cell>
              <table:table-cell office:value-type="float" office:value="90.742967">
                <text:p>90.742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-mm.c -n 7</text:p>
              </table:table-cell>
              <table:table-cell office:value-type="float" office:value="106.464509">
                <text:p>106.4645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-mm.c -n 8</text:p>
              </table:table-cell>
              <table:table-cell office:value-type="float" office:value="124.410526">
                <text:p>124.4105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t-mm.c -n 9</text:p>
              </table:table-cell>
              <table:table-cell office:value-type="float" office:value="133.120681">
                <text:p>133.1206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t-mm.c -n 10</text:p>
              </table:table-cell>
              <table:table-cell office:value-type="float" office:value="135.915661">
                <text:p>135.915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-mm.c -n 11</text:p>
              </table:table-cell>
              <table:table-cell office:value-type="float" office:value="135.582226">
                <text:p>135.582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-mm.c -n 12</text:p>
              </table:table-cell>
              <table:table-cell office:value-type="float" office:value="137.739797">
                <text:p>137.7397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t-mm.c -n 13</text:p>
              </table:table-cell>
              <table:table-cell office:value-type="float" office:value="139.520593">
                <text:p>139.5205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t-mm.c -n 14</text:p>
              </table:table-cell>
              <table:table-cell office:value-type="float" office:value="138.124219">
                <text:p>138.1242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-mm.c -n 15</text:p>
              </table:table-cell>
              <table:table-cell office:value-type="float" office:value="137.309808">
                <text:p>137.3098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t-mm.c -n 16</text:p>
              </table:table-cell>
              <table:table-cell office:value-type="float" office:value="136.872907">
                <text:p>136.87290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